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43" style:family="table">
      <style:table-properties style:width="17.59cm" style:rel-width="100%" table:align="left"/>
    </style:style>
    <style:style style:name="Table43.A" style:family="table-column">
      <style:table-column-properties style:column-width="17.59cm" style:rel-column-width="65535*"/>
    </style:style>
    <style:style style:name="Table43.A1" style:family="table-cell">
      <style:table-cell-properties style:vertical-align="bottom"/>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Heading_20_2">
      <style:paragraph-properties fo:text-align="justify" style:justify-single-word="false"/>
    </style:style>
    <style:style style:name="P30" style:family="paragraph" style:parent-style-name="Heading_20_3">
      <style:paragraph-properties fo:text-align="justify" style:justify-single-word="fals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P34" style:family="paragraph" style:parent-style-name="Standard" style:list-style-name="L1">
      <style:paragraph-properties fo:text-align="start" style:justify-single-word="false"/>
    </style:style>
    <style:style style:name="P35" style:family="paragraph" style:parent-style-name="Standard">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6">
      <style:paragraph-properties fo:text-align="justify" style:justify-single-word="false"/>
    </style:style>
    <style:style style:name="P40" style:family="paragraph" style:parent-style-name="Standard" style:list-style-name="L7">
      <style:paragraph-properties fo:text-align="justify" style:justify-single-word="false"/>
    </style:style>
    <style:style style:name="P41" style:family="paragraph" style:parent-style-name="Standard" style:list-style-name="L9">
      <style:paragraph-properties fo:text-align="justify" style:justify-single-word="false"/>
    </style:style>
    <style:style style:name="P42" style:family="paragraph" style:parent-style-name="Standard" style:list-style-name="L10">
      <style:paragraph-properties fo:text-align="justify" style:justify-single-word="false"/>
    </style:style>
    <style:style style:name="P43" style:family="paragraph" style:parent-style-name="Standard" style:list-style-name="L11">
      <style:paragraph-properties fo:text-align="justify" style:justify-single-word="false"/>
    </style:style>
    <style:style style:name="P44" style:family="paragraph" style:parent-style-name="Standard" style:list-style-name="L13">
      <style:paragraph-properties fo:text-align="justify" style:justify-single-word="false"/>
    </style:style>
    <style:style style:name="P45" style:family="paragraph" style:parent-style-name="Standard" style:list-style-name="L14">
      <style:paragraph-properties fo:text-align="justify" style:justify-single-word="false"/>
    </style:style>
    <style:style style:name="P46" style:family="paragraph" style:parent-style-name="Standard" style:list-style-name="L15">
      <style:paragraph-properties fo:text-align="justify" style:justify-single-word="false"/>
    </style:style>
    <style:style style:name="P47" style:family="paragraph" style:parent-style-name="Standard" style:list-style-name="L16">
      <style:paragraph-properties fo:text-align="justify" style:justify-single-word="false"/>
    </style:style>
    <style:style style:name="P48" style:family="paragraph" style:parent-style-name="Standard" style:list-style-name="L17">
      <style:paragraph-properties fo:text-align="justify" style:justify-single-word="false"/>
    </style:style>
    <style:style style:name="P49" style:family="paragraph" style:parent-style-name="Standard" style:list-style-name="L18">
      <style:paragraph-properties fo:text-align="justify" style:justify-single-word="false"/>
    </style:style>
    <style:style style:name="P50" style:family="paragraph" style:parent-style-name="Standard" style:list-style-name="L5"/>
    <style:style style:name="P51" style:family="paragraph" style:parent-style-name="Standard" style:list-style-name="L8"/>
    <style:style style:name="P52" style:family="paragraph" style:parent-style-name="Standard" style:list-style-name="L1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31">Структура, под-проекти и пакети<text:tab/>6</text:p>
          <text:p text:style-name="P31">Database Model<text:tab/>8</text:p>
          <text:p text:style-name="P32">Global Unuque Id (GUID)<text:tab/>8</text:p>
          <text:p text:style-name="P32">Data Objects (data_objects)<text:tab/>8</text:p>
          <text:p text:style-name="P32">Data_Object_Types<text:tab/>9</text:p>
          <text:p text:style-name="P32">Data Object Alteration History (do_alteration_history)<text:tab/>10</text:p>
          <text:p text:style-name="P32">Data Object Links (data_object_links)<text:tab/>10</text:p>
          <text:p text:style-name="P32">Products<text:tab/>10</text:p>
          <text:p text:style-name="P32">Product Categories (product_categories)<text:tab/>12</text:p>
          <text:p text:style-name="P32">Pattern Mask Format<text:tab/>13</text:p>
          <text:p text:style-name="P32">Product Suppliers (product_suppliers)<text:tab/>13</text:p>
          <text:p text:style-name="P32">Classifiers<text:tab/>13</text:p>
          <text:p text:style-name="P32">Classifier Applied for Data Object Types (classifier_applied_for_dot)<text:tab/>14</text:p>
          <text:p text:style-name="P32">Classifier Groups (classifier_groups)<text:tab/>14</text:p>
          <text:p text:style-name="P32">Classified Objects (classified_objects)<text:tab/>15</text:p>
          <text:p text:style-name="P32">Warehouses<text:tab/>15</text:p>
          <text:p text:style-name="P32">Warehouse Products (warehouse_products)<text:tab/>16</text:p>
          <text:p text:style-name="P32">Purchase Orders (purchase_orders)<text:tab/>17</text:p>
          <text:p text:style-name="P32">Purchase Order Items (purchase_order_items)<text:tab/>20</text:p>
          <text:p text:style-name="P32">Purchase Order Confirmations (order_confirmations)<text:tab/>20</text:p>
          <text:p text:style-name="P32">Order Confirmation Items (order_confirmation_items)<text:tab/>21</text:p>
          <text:p text:style-name="P32">Delivery Certificates (delivery_certificates)<text:tab/>21</text:p>
          <text:p text:style-name="P32">Delivery Certificate Items (delivery_certificate_items)<text:tab/>22</text:p>
          <text:p text:style-name="P32">Delivery Certificate Serial Numbers (delivery_certificate_serial_numbers)<text:tab/>23</text:p>
          <text:p text:style-name="P32">Delivery Certificate Assignments (delivery_certificate_assignments)<text:tab/>23</text:p>
          <text:p text:style-name="P32">Receipt Certificates (receipt_certificates)<text:tab/>23</text:p>
          <text:p text:style-name="P32">Receipt Certificate Items (receipt_certificate_items)<text:tab/>24</text:p>
          <text:p text:style-name="P32">Receipt Certificate Serial Numbers (receipt_certificate_serial_numbers)<text:tab/>24</text:p>
          <text:p text:style-name="P32">Receipt Certificate Assignments (receipt_certificate_assignments)<text:tab/>24</text:p>
          <text:p text:style-name="P32">Offers<text:tab/>24</text:p>
          <text:p text:style-name="P32">Offer items (offer_items)<text:tab/>25</text:p>
          <text:p text:style-name="P32">Proforma Invoices (proforma_invoices)<text:tab/>25</text:p>
          <text:p text:style-name="P32">Invoices<text:tab/>25</text:p>
          <text:p text:style-name="P32">Invoice Assignments (invoice_assignments)<text:tab/>28</text:p>
          <text:p text:style-name="P32">Invoice Items (invoice_items)<text:tab/>28</text:p>
          <text:p text:style-name="P32">Organizations<text:tab/>29</text:p>
          <text:p text:style-name="P32">Organization Owners (organization_owners)<text:tab/>30</text:p>
          <text:p text:style-name="P32">Organization Managers (organization_managers)<text:tab/>30</text:p>
          <text:p text:style-name="P32">Organization Activities (organization_activities)<text:tab/>30</text:p>
          <text:p text:style-name="P32">Persons<text:tab/>30</text:p>
          <text:p text:style-name="P32">Passports (passports)<text:tab/>31</text:p>
          <text:p text:style-name="P32">Addresses<text:tab/>31</text:p>
          <text:p text:style-name="P32">Contact Persons (contact_persons)<text:tab/>32</text:p>
          <text:p text:style-name="P32">Communication Contacts (communication_contacts)<text:tab/>32</text:p>
          <text:p text:style-name="P32">Bank Details (bank_details)<text:tab/>32</text:p>
          <text:p text:style-name="P32">Data Object Details (data_object_details)<text:tab/>33</text:p>
          <text:p text:style-name="P32"><text:soft-page-break/>Resource Bundle (resource_bundle)<text:tab/>33</text:p>
          <text:p text:style-name="P32">Enumeration Classes (enum_classes)<text:tab/>33</text:p>
          <text:p text:style-name="P32">Countries<text:tab/>34</text:p>
          <text:p text:style-name="P32">Cities<text:tab/>34</text:p>
          <text:p text:style-name="P32">Position Types (position_types)<text:tab/>34</text:p>
          <text:p text:style-name="P32">Длъжностна иерархия<text:tab/>35</text:p>
          <text:p text:style-name="P32">Currencies<text:tab/>35</text:p>
          <text:p text:style-name="P32">Currency Exchange Rates<text:tab/>35</text:p>
          <text:p text:style-name="P32">Transport Types<text:tab/>35</text:p>
          <text:p text:style-name="P32">Product Configurations<text:tab/>35</text:p>
          <text:p text:style-name="P32">Users<text:tab/>36</text:p>
          <text:p text:style-name="P32">User Alternation History (users_alteration_history)<text:tab/>36</text:p>
          <text:p text:style-name="P31">JPA Beans<text:tab/>38</text:p>
          <text:p text:style-name="P32">Глобални уникални идентификатори (GUID)<text:tab/>38</text:p>
          <text:p text:style-name="P32">Версии на основните обекти при промяната им<text:tab/>38</text:p>
          <text:p text:style-name="P31">Потребителски графичен интерфейс<text:tab/>39</text:p>
          <text:p text:style-name="P32">Цялостна концепция<text:tab/>39</text:p>
          <text:p text:style-name="P32">Menus &amp; Popup Menus<text:tab/>39</text:p>
          <text:p text:style-name="P31">Модули и Форми<text:tab/>40</text:p>
          <text:p text:style-name="P32">Влизане в системата<text:tab/>40</text:p>
          <text:p text:style-name="P33">Login Form<text:tab/>40</text:p>
          <text:p text:style-name="P33">New Registration Form<text:tab/>40</text:p>
          <text:p text:style-name="P33">Forgotten Password Form<text:tab/>41</text:p>
          <text:p text:style-name="P33">User Management Forms<text:tab/>41</text:p>
          <text:p text:style-name="P32">Contact Book<text:tab/>41</text:p>
          <text:p text:style-name="P33">Persons Form<text:tab/>41</text:p>
          <text:p text:style-name="P33">Organizations Form<text:tab/>42</text:p>
          <text:p text:style-name="P33">Addresses (Branches) Form<text:tab/>42</text:p>
          <text:p text:style-name="P32">Бизснес процеси и документо-поток<text:tab/>42</text:p>
          <text:p text:style-name="P33">Продажба на стоки<text:tab/>42</text:p>
          <text:p text:style-name="P33">Закупуване на стока директно от клиента<text:tab/>43</text:p>
          <text:p text:style-name="P33">Предаване на стока<text:tab/>44</text:p>
          <text:p text:style-name="P33">Плащания от клиенти<text:tab/>44</text:p>
          <text:p text:style-name="P33">Включване на оферти в завяки към доставчици<text:tab/>44</text:p>
          <text:p text:style-name="P33">Заявки към доставчици<text:tab/>44</text:p>
          <text:p text:style-name="P33">Плащания към доставчици<text:tab/>45</text:p>
          <text:p text:style-name="P33">Приемане на стока<text:tab/>45</text:p>
          <text:p text:style-name="P32">Client Callback Mechanism<text:tab/>45</text:p>
          <text:p text:style-name="P32">Reports &amp; Printing<text:tab/>45</text:p>
          <text:p text:style-name="P33">Printing of Offers, Purchase Orders, Invoices and Proforma Invoices<text:tab/>45</text:p>
          <text:p text:style-name="P33">Printing of Delivery/Receipt Certificates and Protocols<text:tab/>46</text:p>
          <text:p text:style-name="P33">Printing of Contacts<text:tab/>46</text:p>
          <text:p text:style-name="P33">Printing of Reports and other documents<text:tab/>46</text:p>
          <text:p text:style-name="P33">Warehouse Reports<text:tab/>46</text:p>
          <text:p text:style-name="P33">Summary Warehouses Reports<text:tab/>46</text:p>
          <text:p text:style-name="P33">Clients Turnover Reports<text:tab/>46</text:p>
          <text:p text:style-name="P33">Branches Turnover Reports<text:tab/>47</text:p>
          <text:p text:style-name="P33">Annual Report<text:tab/>47</text:p>
          <text:p text:style-name="P33">Unpaid Merchandise Reports<text:tab/>47</text:p>
          <text:p text:style-name="P33"><text:soft-page-break/>Paid Reports<text:tab/>47</text:p>
          <text:p text:style-name="P33">Delivery Certificates Reports<text:tab/>47</text:p>
          <text:p text:style-name="P33">Purchase Orders Reports<text:tab/>48</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ни ...</text:p>
      <text:list text:style-name="L1">
        <text:list-header>
          <text:p text:style-name="P34">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ext:soft-page-break/>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25">Data Type</text:p>
          </table:table-cell>
          <table:table-cell table:style-name="Table42.A1" office:value-type="string">
            <text:p text:style-name="P4">Allow Null</text:p>
          </table:table-cell>
          <table:table-cell table:style-name="Table42.D1" office:value-type="string">
            <text:p text:style-name="P25">Description</text:p>
          </table:table-cell>
        </table:table-row>
        <table:table-row>
          <table:table-cell table:style-name="Table42.A2" office:value-type="string">
            <text:p text:style-name="P9">data_object_link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parent_id</text:p>
          </table:table-cell>
          <table:table-cell table:style-name="Table42.A2" office:value-type="string">
            <text:p text:style-name="P24">Numeric(18)</text:p>
          </table:table-cell>
          <table:table-cell table:style-name="Table42.A2" office:value-type="string">
            <text:p text:style-name="P9"/>
          </table:table-cell>
          <table:table-cell table:style-name="Table42.D2" office:value-type="string">
            <text:p text:style-name="P24"/>
          </table:table-cell>
        </table:table-row>
        <table:table-row>
          <table:table-cell table:style-name="Table42.A2" office:value-type="string">
            <text:p text:style-name="P9">linked_data_object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link_name</text:p>
          </table:table-cell>
          <table:table-cell table:style-name="Table42.A2" office:value-type="string">
            <text:p text:style-name="P9">varchar(255)</text:p>
          </table:table-cell>
          <table:table-cell table:style-name="Table42.A2" office:value-type="string">
            <text:p text:style-name="P9">NOT NULL</text:p>
          </table:table-cell>
          <table:table-cell table:style-name="Table42.D2" office:value-type="string">
            <text:p text:style-name="P9"/>
          </table:table-cell>
        </table:table-row>
      </table:table>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text:soft-page-break/></text:p>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attern Mask Format</text:h>
      <text:p text:style-name="P9">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ext:soft-page-break/>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address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branch</text:p>
          </table:table-cell>
        </table:table-row>
        <text:soft-page-break/>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ext:soft-page-break/>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branch_name</text:p>
          </table:table-cell>
          <table:table-cell table:style-name="Table9.A2" office:value-type="string">
            <text:p text:style-name="P24">varchar(64)</text:p>
          </table:table-cell>
          <table:table-cell table:style-name="Table9.A2" office:value-type="string">
            <text:p text:style-name="P9">NOT NULL</text:p>
          </table:table-cell>
          <table:table-cell table:style-name="Table9.D2" office:value-type="string">
            <text:p text:style-name="P24"/>
          </table:table-cell>
        </table:table-row>
        <text:soft-page-break/>
        <table:table-row>
          <table:table-cell table:style-name="Table9.A2" office:value-type="string">
            <text:p text:style-name="P9">order_number</text:p>
          </table:table-cell>
          <table:table-cell table:style-name="Table9.A2" office:value-type="string">
            <text:p text:style-name="P24">long</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varchar(16)</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text:soft-page-break/>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text:soft-page-break/>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24">paren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urchase_order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measure_unit_id</text:p>
          </table:table-cell>
          <table:table-cell table:style-name="Table26.A2" office:value-type="string">
            <text:p text:style-name="P24">int</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ship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4">Numeric(18,0)</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sender_name</text:p>
          </table:table-cell>
          <table:table-cell table:style-name="Table27.A2" office:value-type="string">
            <text:p text:style-name="P24">varchar(48)</text:p>
          </table:table-cell>
          <table:table-cell table:style-name="Table27.A2" office:value-type="string">
            <text:p text:style-name="P9"/>
          </table:table-cell>
          <table:table-cell table:style-name="Table27.D2" office:value-type="string">
            <text:p text:style-name="P26"/>
          </table:table-cell>
        </table:table-row>
        <text:soft-page-break/>
        <table:table-row>
          <table:table-cell table:style-name="Table27.A2" office:value-type="string">
            <text:p text:style-name="P9">transportation_pric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currency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invoice_sub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discount_percent</text:p>
          </table:table-cell>
          <table:table-cell table:style-name="Table27.A2" office:value-type="string">
            <text:p text:style-name="P24">Decimal(4,2)</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discount_valu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invoice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24">paren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order_confirmation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measure_unit_id</text:p>
          </table:table-cell>
          <table:table-cell table:style-name="Table28.A2" office:value-type="string">
            <text:p text:style-name="P24">int</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P29"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elivery_certificat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paren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warehous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warehouse_name</text:p>
          </table:table-cell>
          <table:table-cell table:style-name="Table10.A2" office:value-type="string">
            <text:p text:style-name="P24">Varchar(64)</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number</text:p>
          </table:table-cell>
          <table:table-cell table:style-name="Table10.A2" office:value-type="string">
            <text:p text:style-name="P24">long</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dat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name</text:p>
          </table:table-cell>
          <table:table-cell table:style-name="Table10.A2" office:value-type="string">
            <text:p text:style-name="P24">Varchar(12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ext:soft-page-break/>
        <table:table-row>
          <table:table-cell table:style-name="Table10.A2" office:value-type="string">
            <text:p text:style-name="P9">recipient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delivery_cert_method_type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 Place</text:span> – на място от получателя</text:p>
            <text:p text:style-name="P24"><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text:span> – за тестване. Като документ за основание се ползва оферта. В офертата трябва да пише срока за връщане.</text:p>
            <text:p text:style-name="P24"><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4">Varchar(4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forwarder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4">varchar(64)</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forwarder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5">Data Type</text:p>
          </table:table-cell>
          <table:table-cell table:style-name="Table31.A1" office:value-type="string">
            <text:p text:style-name="P4">Allow Null</text:p>
          </table:table-cell>
          <table:table-cell table:style-name="Table31.D1" office:value-type="string">
            <text:p text:style-name="P25">Description</text:p>
          </table:table-cell>
        </table:table-row>
        <table:table-row>
          <table:table-cell table:style-name="Table31.A2" office:value-type="string">
            <text:p text:style-name="P9">certificate_item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24">paren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delivery_certificate_id</text:p>
          </table:table-cell>
        </table:table-row>
        <table:table-row>
          <table:table-cell table:style-name="Table31.A2" office:value-type="string">
            <text:p text:style-name="P9">produc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measure_unit_id</text:p>
          </table:table-cell>
          <table:table-cell table:style-name="Table31.A2" office:value-type="string">
            <text:p text:style-name="P24">int</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quantity</text:p>
          </table:table-cell>
          <table:table-cell table:style-name="Table31.A2" office:value-type="string">
            <text:p text:style-name="P24">Decimal(19,4)</text:p>
          </table:table-cell>
          <table:table-cell table:style-name="Table31.A2" office:value-type="string">
            <text:p text:style-name="P9">NOT NULL</text:p>
          </table:table-cell>
          <table:table-cell table:style-name="Table31.D2" office:value-type="string">
            <text:p text:style-name="P24"/>
          </table:table-cell>
        </table:table-row>
      </table:table>
      <text:p text:style-name="P1"/>
      <text:p text:style-name="P9"><text:soft-page-break/></text:p>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5">Data Type</text:p>
          </table:table-cell>
          <table:table-cell table:style-name="Table32.A1" office:value-type="string">
            <text:p text:style-name="P4">Allow Null</text:p>
          </table:table-cell>
          <table:table-cell table:style-name="Table32.D1" office:value-type="string">
            <text:p text:style-name="P25">Description</text:p>
          </table:table-cell>
        </table:table-row>
        <table:table-row>
          <table:table-cell table:style-name="Table32.A2" office:value-type="string">
            <text:p text:style-name="P9">certificate_item_id</text:p>
          </table:table-cell>
          <table:table-cell table:style-name="Table32.A2" office:value-type="string">
            <text:p text:style-name="P24">numeric(18)</text:p>
          </table:table-cell>
          <table:table-cell table:style-name="Table32.A2" office:value-type="string">
            <text:p text:style-name="P9">NOT NULL</text:p>
          </table:table-cell>
          <table:table-cell table:style-name="Table32.D2" office:value-type="string">
            <text:p text:style-name="P24"/>
          </table:table-cell>
        </table:table-row>
        <table:table-row>
          <table:table-cell table:style-name="Table32.A2" office:value-type="string">
            <text:p text:style-name="P24">serial_number</text:p>
          </table:table-cell>
          <table:table-cell table:style-name="Table32.A2" office:value-type="string">
            <text:p text:style-name="P24">Varchar(32)</text:p>
          </table:table-cell>
          <table:table-cell table:style-name="Table32.A2" office:value-type="string">
            <text:p text:style-name="P9">NOT NULL</text:p>
          </table:table-cell>
          <table:table-cell table:style-name="Table32.D2" office:value-type="string">
            <text:p text:style-name="P24"/>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2">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5">Data Type</text:p>
          </table:table-cell>
          <table:table-cell table:style-name="Table34.A1" office:value-type="string">
            <text:p text:style-name="P4">Allow Null</text:p>
          </table:table-cell>
          <table:table-cell table:style-name="Table34.D1" office:value-type="string">
            <text:p text:style-name="P25">Description</text:p>
          </table:table-cell>
        </table:table-row>
        <table:table-row>
          <table:table-cell table:style-name="Table34.A2" office:value-type="string">
            <text:p text:style-name="P9">receipt_certificat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paren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warehous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warehouse_name</text:p>
          </table:table-cell>
          <table:table-cell table:style-name="Table34.A2" office:value-type="string">
            <text:p text:style-name="P24">Varchar(64)</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number</text:p>
          </table:table-cell>
          <table:table-cell table:style-name="Table34.A2" office:value-type="string">
            <text:p text:style-name="P24">long</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dat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name</text:p>
          </table:table-cell>
          <table:table-cell table:style-name="Table34.A2" office:value-type="string">
            <text:p text:style-name="P24">Varchar(12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receipt_cert_method_type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 Place</text:span> – на място от доставчика</text:p>
            <text:p text:style-name="P24"><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Return</text:span> – върщане на стока от тестване. Като документ за основание се ползва ППП с който стоката е била предадена.</text:p>
            <text:p text:style-name="P24"><text:span text:style-name="T2">Damage</text:span> – връщане на повередена стока. Като документ се ползва <text:soft-page-break/>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4">Varchar(4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forwarder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4">varchar(64)</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forward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5">Data Type</text:p>
          </table:table-cell>
          <table:table-cell table:style-name="Table33.A1" office:value-type="string">
            <text:p text:style-name="P4">Allow Null</text:p>
          </table:table-cell>
          <table:table-cell table:style-name="Table33.D1" office:value-type="string">
            <text:p text:style-name="P25">Description</text:p>
          </table:table-cell>
        </table:table-row>
        <table:table-row>
          <table:table-cell table:style-name="Table33.A2" office:value-type="string">
            <text:p text:style-name="P9">certificate_item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24">paren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receipt_certificate_id</text:p>
          </table:table-cell>
        </table:table-row>
        <table:table-row>
          <table:table-cell table:style-name="Table33.A2" office:value-type="string">
            <text:p text:style-name="P9">produc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measure_unit_id</text:p>
          </table:table-cell>
          <table:table-cell table:style-name="Table33.A2" office:value-type="string">
            <text:p text:style-name="P24">int</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quantity</text:p>
          </table:table-cell>
          <table:table-cell table:style-name="Table33.A2" office:value-type="string">
            <text:p text:style-name="P24">Decimal(19,4)</text:p>
          </table:table-cell>
          <table:table-cell table:style-name="Table33.A2" office:value-type="string">
            <text:p text:style-name="P9">NOT NULL</text:p>
          </table:table-cell>
          <table:table-cell table:style-name="Table33.D2" office:value-type="string">
            <text:p text:style-name="P24"/>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5">Data Type</text:p>
          </table:table-cell>
          <table:table-cell table:style-name="Table35.A1" office:value-type="string">
            <text:p text:style-name="P4">Allow Null</text:p>
          </table:table-cell>
          <table:table-cell table:style-name="Table35.D1" office:value-type="string">
            <text:p text:style-name="P25">Description</text:p>
          </table:table-cell>
        </table:table-row>
        <table:table-row>
          <table:table-cell table:style-name="Table35.A2" office:value-type="string">
            <text:p text:style-name="P9">certificate_item_id</text:p>
          </table:table-cell>
          <table:table-cell table:style-name="Table35.A2" office:value-type="string">
            <text:p text:style-name="P24">numeric(18)</text:p>
          </table:table-cell>
          <table:table-cell table:style-name="Table35.A2" office:value-type="string">
            <text:p text:style-name="P9">NOT NULL</text:p>
          </table:table-cell>
          <table:table-cell table:style-name="Table35.D2" office:value-type="string">
            <text:p text:style-name="P24"/>
          </table:table-cell>
        </table:table-row>
        <table:table-row>
          <table:table-cell table:style-name="Table35.A2" office:value-type="string">
            <text:p text:style-name="P24">serial_number</text:p>
          </table:table-cell>
          <table:table-cell table:style-name="Table35.A2" office:value-type="string">
            <text:p text:style-name="P24">Varchar(32)</text:p>
          </table:table-cell>
          <table:table-cell table:style-name="Table35.A2" office:value-type="string">
            <text:p text:style-name="P9">NOT NULL</text:p>
          </table:table-cell>
          <table:table-cell table:style-name="Table35.D2" office:value-type="string">
            <text:p text:style-name="P24"/>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text:soft-page-break/></text:p>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ext:soft-page-break/>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text:soft-page-break/>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ext:soft-page-break/>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measure_unit_id</text:p>
          </table:table-cell>
          <table:table-cell table:style-name="Table30.A2" office:value-type="string">
            <text:p text:style-name="P24">int</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37">Вид на връзката с тази организация: Служител, Търговски Клиент, Търговски Пътник, ...</text:p>
        </text:list-item>
        <text:list-item>
          <text:p text:style-name="P3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3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p text:style-name="P1"/>
      <table:table table:name="Table43" table:style-name="Table43">
        <table:table-column table:style-name="Table43.A"/>
        <table:table-row>
          <table:table-cell table:style-name="Table43.A1" office:value-type="string">
            <text:section text:style-name="Sect2" text:name="content">
              <text:p text:style-name="Table_20_Contents">Като Bank Acoount и IBAN са уникални за даден потребител.</text:p>
              <text:p text:style-name="Table_20_Contents">BIC е уникален за съответния клон (адрес)</text:p>
              <text:p text:style-name="Table_20_Contents">а SWIFT е уникален за банката</text:p>
              <text:p text:style-name="Table_20_Contents">Може би към фирмите, лицата и адресите трябва да има допълнително поле или нещо като таблица за такива допълнителни пропъртита</text:p>
              <text:p text:style-name="Table_20_Contents">За да могат да се въвеждат и модифицират при нужда</text:p>
              <text:p text:style-name="Table_20_Contents">Или пък да има бутон за допълнителна специфична информация и като го натиснеш в зависимост от типа на обекта да ти позволява да добавяш в някаква таблица стойностите за разрешените типове според вида на обекта</text:p>
              <text:p text:style-name="Table_20_Contents">Ако е банка и ако обекта е организация разрешения тип ще бъде IBAN. Ако е адрес на банка разрешения тип ще бъде BIC и т.н.</text:p>
            </text:section>
          </table:table-cell>
        </table:table-row>
      </table:table>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ext:soft-page-break/>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25">Data Type</text:p>
          </table:table-cell>
          <table:table-cell table:style-name="Table41.A1" office:value-type="string">
            <text:p text:style-name="P4">Allow Null</text:p>
          </table:table-cell>
          <table:table-cell table:style-name="Table41.D1" office:value-type="string">
            <text:p text:style-name="P25">Description</text:p>
          </table:table-cell>
        </table:table-row>
        <table:table-row>
          <table:table-cell table:style-name="Table41.A2" office:value-type="string">
            <text:p text:style-name="P9">passpor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
          </table:table-cell>
        </table:table-row>
        <table:table-row>
          <table:table-cell table:style-name="Table41.A2" office:value-type="string">
            <text:p text:style-name="P9">paren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Person.passport_folder</text:p>
          </table:table-cell>
        </table:table-row>
        <table:table-row>
          <table:table-cell table:style-name="Table41.A2" office:value-type="string">
            <text:p text:style-name="P9">passport_type_id</text:p>
          </table:table-cell>
          <table:table-cell table:style-name="Table41.A2" office:value-type="string">
            <text:p text:style-name="P9">int</text:p>
          </table:table-cell>
          <table:table-cell table:style-name="Table41.A2" office:value-type="string">
            <text:p text:style-name="P9">NOT NULL</text:p>
          </table:table-cell>
          <table:table-cell table:style-name="Table41.D2" office:value-type="string">
            <text:p text:style-name="P9">Passport, Identity Card, Driving License</text:p>
          </table:table-cell>
        </table:table-row>
        <table:table-row>
          <table:table-cell table:style-name="Table41.A2" office:value-type="string">
            <text:p text:style-name="P9">passport_number</text:p>
          </table:table-cell>
          <table:table-cell table:style-name="Table41.A2" office:value-type="string">
            <text:p text:style-name="P9">varchar(16)</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expiration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branch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additional_info</text:p>
          </table:table-cell>
          <table:table-cell table:style-name="Table41.A2" office:value-type="string">
            <text:p text:style-name="P9">Varchar(255)</text:p>
          </table:table-cell>
          <table:table-cell table:style-name="Table41.A2" office:value-type="string">
            <text:p text:style-name="P9"/>
          </table:table-cell>
          <table:table-cell table:style-name="Table41.D2" office:value-type="string">
            <text:p text:style-name="P9"/>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ext:soft-page-break/>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5">Data Type</text:p>
          </table:table-cell>
          <table:table-cell table:style-name="Table36.A1" office:value-type="string">
            <text:p text:style-name="P4">Allow Null</text:p>
          </table:table-cell>
          <table:table-cell table:style-name="Table36.D1" office:value-type="string">
            <text:p text:style-name="P25">Description</text:p>
          </table:table-cell>
        </table:table-row>
        <table:table-row>
          <table:table-cell table:style-name="Table36.A2" office:value-type="string">
            <text:p text:style-name="P9">contact_person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
          </table:table-cell>
        </table:table-row>
        <table:table-row>
          <table:table-cell table:style-name="Table36.A2" office:value-type="string">
            <text:p text:style-name="P9">parent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address_id</text:p>
          </table:table-cell>
        </table:table-row>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9"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5">Data Type</text:p>
          </table:table-cell>
          <table:table-cell table:style-name="Table38.A1" office:value-type="string">
            <text:p text:style-name="P4">Allow Null</text:p>
          </table:table-cell>
          <table:table-cell table:style-name="Table38.D1" office:value-type="string">
            <text:p text:style-name="P25">Description</text:p>
          </table:table-cell>
        </table:table-row>
        <table:table-row>
          <table:table-cell table:style-name="Table38.A2" office:value-type="string">
            <text:p text:style-name="P9">communication_contac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
          </table:table-cell>
        </table:table-row>
        <table:table-row>
          <table:table-cell table:style-name="Table38.A2" office:value-type="string">
            <text:p text:style-name="P9">paren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5">Data Type</text:p>
          </table:table-cell>
          <table:table-cell table:style-name="Table39.A1" office:value-type="string">
            <text:p text:style-name="P4">Allow Null</text:p>
          </table:table-cell>
          <table:table-cell table:style-name="Table39.D1" office:value-type="string">
            <text:p text:style-name="P25">Description</text:p>
          </table:table-cell>
        </table:table-row>
        <table:table-row>
          <table:table-cell table:style-name="Table39.A2" office:value-type="string">
            <text:p text:style-name="P9">bank_detail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
          </table:table-cell>
        </table:table-row>
        <table:table-row>
          <table:table-cell table:style-name="Table39.A2" office:value-type="string">
            <text:p text:style-name="P9">parent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ext:soft-page-break/>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5">Data Type</text:p>
          </table:table-cell>
          <table:table-cell table:style-name="Table40.A1" office:value-type="string">
            <text:p text:style-name="P4">Allow Null</text:p>
          </table:table-cell>
          <table:table-cell table:style-name="Table40.D1" office:value-type="string">
            <text:p text:style-name="P25">Description</text:p>
          </table:table-cell>
        </table:table-row>
        <table:table-row>
          <table:table-cell table:style-name="Table40.A2" office:value-type="string">
            <text:p text:style-name="P9">data_object_id</text:p>
          </table:table-cell>
          <table:table-cell table:style-name="Table40.A2" office:value-type="string">
            <text:p text:style-name="P24">Numeric(18)</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code</text:p>
          </table:table-cell>
          <table:table-cell table:style-name="Table40.A2" office:value-type="string">
            <text:p text:style-name="P24">varchar(32)</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oft-page-break/><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5">Data Type</text:p>
          </table:table-cell>
          <table:table-cell table:style-name="Table37.A1" office:value-type="string">
            <text:p text:style-name="P4">Allow Null</text:p>
          </table:table-cell>
          <table:table-cell table:style-name="Table37.D1" office:value-type="string">
            <text:p text:style-name="P25">Description</text:p>
          </table:table-cell>
        </table:table-row>
        <text:soft-page-break/>
        <table:table-row>
          <table:table-cell table:style-name="Table37.A2" office:value-type="string">
            <text:p text:style-name="P9">position_type_id</text:p>
          </table:table-cell>
          <table:table-cell table:style-name="Table37.A2" office:value-type="string">
            <text:p text:style-name="P24">numeric(18)</text:p>
          </table:table-cell>
          <table:table-cell table:style-name="Table37.A2" office:value-type="string">
            <text:p text:style-name="P9">NOT NULL</text:p>
          </table:table-cell>
          <table:table-cell table:style-name="Table37.D2" office:value-type="string">
            <text:p text:style-name="P24"/>
          </table:table-cell>
        </table:table-row>
        <table:table-row>
          <table:table-cell table:style-name="Table37.A2" office:value-type="string">
            <text:p text:style-name="P9">parent_id</text:p>
          </table:table-cell>
          <table:table-cell table:style-name="Table37.A2" office:value-type="string">
            <text:p text:style-name="P24">numeric(18)</text:p>
          </table:table-cell>
          <table:table-cell table:style-name="Table37.A2" office:value-type="string">
            <text:p text:style-name="P9"/>
          </table:table-cell>
          <table:table-cell table:style-name="Table37.D2" office:value-type="string">
            <text:p text:style-name="P24"/>
          </table:table-cell>
        </table:table-row>
        <table:table-row>
          <table:table-cell table:style-name="Table37.A2" office:value-type="string">
            <text:p text:style-name="P9">owner_type</text:p>
          </table:table-cell>
          <table:table-cell table:style-name="Table37.A2" office:value-type="string">
            <text:p text:style-name="P24">char(1)</text:p>
          </table:table-cell>
          <table:table-cell table:style-name="Table37.A2" office:value-type="string">
            <text:p text:style-name="P9">NOT NULL</text:p>
          </table:table-cell>
          <table:table-cell table:style-name="Table37.D2" office:value-type="string">
            <text:p text:style-name="P24">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Целите на длъжностната иерархия са:</text:p>
      <text:list text:style-name="L4">
        <text:list-item>
          <text:p text:style-name="P38">да даде възможност на бизнес логиката да разбере кой потребител от дадена организация на кого е подчинен и обратно, кои са подчинените на даден потребител;</text:p>
        </text:list-item>
        <text:list-item>
          <text:p text:style-name="P38">да предостави възможност всяка организация да има собствена длъжностна иерархия, като информационната система следва своята логика по тази иерархия;</text:p>
        </text:list-item>
        <text:list-item>
          <text:p text:style-name="P38">в зависимост от нивото в иерархията всеки потребител трябва да има различен достъп до системата и различни права.</text:p>
        </text:list-item>
      </text:list>
      <text:p text:style-name="P1">Първоначално ще имаме готови шаблони за даден тип организация с примерни длъжностни иерархия и в последствие потребителите ще трябва да могат да ги променят. За да се получи съвместимост между информационната система и специфичната иерархия за всяка една организация предварително ще са дефинирани следните длъжности:</text:p>
      <text:list text:style-name="L5">
        <text:list-item>
          <text:p text:style-name="P50">Ръководител;</text:p>
        </text:list-item>
        <text:list-item>
          <text:p text:style-name="P50">Заместник Ръководител;</text:p>
        </text:list-item>
        <text:list-item>
          <text:p text:style-name="P50">Търговски Директор;</text:p>
        </text:list-item>
        <text:list-item>
          <text:p text:style-name="P50">Финансов Директор;</text:p>
        </text:list-item>
        <text:list-item>
          <text:p text:style-name="P50">Технически Директор;</text:p>
        </text:list-item>
        <text:list-item>
          <text:p text:style-name="P50">Ръководител Човешки Ресурси;</text:p>
        </text:list-item>
        <text:list-item>
          <text:p text:style-name="P50">Главен Счетоводител;</text:p>
        </text:list-item>
        <text:list-item>
          <text:p text:style-name="P50">Счетоводител;</text:p>
        </text:list-item>
        <text:list-item>
          <text:p text:style-name="P50">Търговец;</text:p>
        </text:list-item>
        <text:list-item>
          <text:p text:style-name="P50">Главен касиер;</text:p>
        </text:list-item>
        <text:list-item>
          <text:p text:style-name="P50">Касиер;</text:p>
        </text:list-item>
        <text:list-item>
          <text:p text:style-name="P50">Организатор поръчки;</text:p>
        </text:list-item>
        <text:list-item>
          <text:p text:style-name="P50">Оператор за въвеждане на поръчки;</text:p>
        </text:list-item>
        <text:list-item>
          <text:p text:style-name="P50">Завеждащ склад;</text:p>
        </text:list-item>
        <text:list-item>
          <text:p text:style-name="P50">Склададжия;</text:p>
        </text:list-item>
        <text:list-item>
          <text:p text:style-name="P50">Продавач;</text:p>
        </text:list-item>
      </text:list>
      <text:p text:style-name="P1">Това е примерен списък с длъжности и той ще се актуализира при нужда, като за целта трябва да се правят промени и в информационната система.</text:p>
      <text:p text:style-name="P1">Длъжностната йерархия ще бъде реализирана като дървовидна структура, като ще се позволява добавяне, изтриване на длъжност, или промяна на отношенията на подчиненост.</text:p>
      <text:p text:style-name="P1"/>
      <text:p text:style-name="P1">Отделно от длъжностната йерархия на фирмата, използваща системата, ще има и списък с длъжности, които да се използват при добавяне на контакти към други фирми.</text:p>
      <text:p text:style-name="P1"/>
      <text:p text:style-name="P1"/>
      <text:h text:style-name="Heading_20_2" text:outline-level="2"><text:soft-page-break/>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ext:soft-page-break/>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text:soft-page-break/></text:p>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6">
        <text:list-item>
          <text:p text:style-name="P39">Popup Menu Left part (Tree);</text:p>
        </text:list-item>
        <text:list-item>
          <text:p text:style-name="P39">Popup Menu Right part (List/Table or another form);</text:p>
        </text:list-item>
        <text:list-item>
          <text:p text:style-name="P39">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7">
        <text:list-item>
          <text:p text:style-name="P40">Вид на връзката с тази организация: Служител, Търговски Клиент, Търговски Пътник, ...</text:p>
        </text:list-item>
        <text:list-item>
          <text:p text:style-name="P40">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0">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8">
        <text:list-item>
          <text:p text:style-name="P51">Форма за одобрение на нова организация;</text:p>
        </text:list-item>
        <text:list-item>
          <text:p text:style-name="P51">Форма за одобрение на членство в организация;</text:p>
        </text:list-item>
        <text:list-item>
          <text:p text:style-name="P51">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9">
        <text:list-item>
          <text:p text:style-name="P41">Business Process Execution Language (BPEL);</text:p>
        </text:list-item>
        <text:list-item>
          <text:p text:style-name="P41">Java Message Service (JMS) API;</text:p>
        </text:list-item>
        <text:list-item>
          <text:p text:style-name="P41">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10">
        <text:list-item>
          <text:p text:style-name="P42">Създаване на оферта от служител на фирмата за клиент А;</text:p>
        </text:list-item>
        <text:list-item>
          <text:p text:style-name="P42">Изпращане на офертата към клиент А (email, факс, принтиране и т.н.);</text:p>
        </text:list-item>
        <text:list-item>
          <text:p text:style-name="P42">Клиента иска промени по офертата. Връщане към точка 1.</text:p>
        </text:list-item>
        <text:list-item>
          <text:p text:style-name="P42">Клиента одобрява офертата.</text:p>
        </text:list-item>
        <text:list-item>
          <text:p text:style-name="P42">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42">В Проформа-Фактурата се определя вида на плащане.</text:p>
        </text:list-item>
        <text:list-item>
          <text:p text:style-name="P42">При авансово плащане (в брой или по банков път):</text:p>
        </text:list-item>
        <text:list-item>
          <text:p text:style-name="P42">Изпращане на Проформа-Фактура към клиент А (email, факс, принтиране и т.н.);</text:p>
        </text:list-item>
        <text:list-item>
          <text:p text:style-name="P42">Складовите количествата се запазват за определен срок;</text:p>
        </text:list-item>
        <text:list-item>
          <text:p text:style-name="P42">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42">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42">Ако се получи плащане, стоката се премества в колона закупена и неполучена стока.</text:p>
        </text:list-item>
        <text:list-item>
          <text:p text:style-name="P42">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42">Стоката се предава на клиента на място, по куриер или друг начин.</text:p>
        </text:list-item>
        <text:list-item>
          <text:p text:style-name="P42">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42">Изпращане на Фактура към клиент А (email, факс, принтиране и т.н.);</text:p>
        </text:list-item>
        <text:list-item>
          <text:p text:style-name="P42">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42">Стоката се премества в колона закупена и неполучена стока.</text:p>
        </text:list-item>
        <text:list-item>
          <text:p text:style-name="P42">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42">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11">
        <text:list-item>
          <text:p text:style-name="P43">Клиента влиза в системата, чрез потребителското си име и парола;</text:p>
        </text:list-item>
        <text:list-item>
          <text:p text:style-name="P43">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2">
        <text:list-item>
          <text:p text:style-name="P52">Purchase order</text:p>
        </text:list-item>
        <text:list-item>
          <text:p text:style-name="P52">Picking Instruction</text:p>
        </text:list-item>
        <text:list-item>
          <text:p text:style-name="P52">Packing Instruction</text:p>
        </text:list-item>
        <text:list-item>
          <text:p text:style-name="P52">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h text:style-name="Heading_20_2" text:outline-level="2">Reports &amp; Printing</text:h>
      <text:p text:style-name="P1">Генерирането на докладите (reports) и принтирането е една много важна част от приложението. Тя спомага да се направи анализ на дейността на фирмата и да се вземат бъдещи стратегически решения. Формите за докладите и принтиране ще бъдат представени в Swing вид през който резултатите и данните ще се експортват директно към принтер или в PDF, HTML, XML или Excel формати.</text:p>
      <text:p text:style-name="P1">При докладите трябва да се прецени от къде да се извлече информацията за дадена справка: от сделка (фактура, проформа, оферта) или ППП. Може би трябва да го обсъдим с Радо и другите този въпрос. За предадени количества най-точно е ППП, но в същото време може да има сделка която не е приключена или да е частично изпълнена. Може би въпроса е решен, защото едно от изискванията е доклад по ППП, което значи, че останалите доклади ще бъдат направени по сделки. Все пак трябва да се помисли пак.</text:p>
      <text:p text:style-name="Standard"/>
      <text:h text:style-name="Heading_20_3" text:outline-level="3">Printing of Offers, Purchase Orders, Invoices and Proforma Invoices</text:h>
      <text:p text:style-name="Standard">Формата на проформата фактура е като на обикновената, като единствената разлика е в надписа.</text:p>
      <text:p text:style-name="Standard"><text:soft-page-break/></text:p>
      <text:h text:style-name="Heading_20_3" text:outline-level="3">Printing of Delivery/Receipt Certificates and Protocols</text:h>
      <text:p text:style-name="Standard">Разпечатка на ППП(приемо-предавателен протокол) като в него отделно отдолу се показват и не предадените количества, които ги има в заявката.</text:p>
      <text:p text:style-name="Standard"/>
      <text:h text:style-name="Heading_20_3" text:outline-level="3">Printing of Contacts</text:h>
      <text:p text:style-name="P1">Print/Export на контакти в различни формати (например в удобен формат за печатане на пощенски пликове за Коледа)</text:p>
      <text:p text:style-name="P1"/>
      <text:h text:style-name="Heading_20_3" text:outline-level="3">Printing of Reports and other documents</text:h>
      <text:p text:style-name="P1">Всички доклади и по-важни документи в системата трябва да може да се принтират. </text:p>
      <text:p text:style-name="P1"/>
      <text:p text:style-name="P1"/>
      <text:h text:style-name="Heading_20_3" text:outline-level="3">Warehouse Reports</text:h>
      <text:p text:style-name="P1">Стокова наличност в един склад трябва да може да се показва по един или комбинация от следните показатели/критерии:</text:p>
      <text:list text:style-name="L13">
        <text:list-item>
          <text:p text:style-name="P44">всички продукти и/или продуктови категории;</text:p>
        </text:list-item>
        <text:list-item>
          <text:p text:style-name="P44">продукти за които се очаква доставака;</text:p>
        </text:list-item>
        <text:list-item>
          <text:p text:style-name="P44">продукти от една или повече зададени категории;</text:p>
        </text:list-item>
        <text:list-item>
          <text:p text:style-name="P44">продукти по доставчици;</text:p>
        </text:list-item>
        <text:list-item>
          <text:p text:style-name="P44">продукти по производители;</text:p>
        </text:list-item>
        <text:list-item>
          <text:p text:style-name="P44">залежали продукти които не са продавани за последен период от зададено време;</text:p>
        </text:list-item>
        <text:list-item>
          <text:p text:style-name="P44">продукти чиието количество е под минималното;</text:p>
        </text:list-item>
        <text:list-item>
          <text:p text:style-name="P44">израходвани количества;</text:p>
        </text:list-item>
        <text:list-item>
          <text:p text:style-name="P44">всичко поръчани, всичко очаквани, всичко отказани, всичко доставени и всичко продадени количества за даден продукт, продукти или продуктова категория;</text:p>
        </text:list-item>
      </text:list>
      <text:p text:style-name="P1">За всички справки да се изчислява паричната складова наличност.</text:p>
      <text:p text:style-name="P1"/>
      <text:h text:style-name="Heading_20_3" text:outline-level="3">Summary Warehouses Reports</text:h>
      <text:p text:style-name="P1">В допълнение към складовия доклад този обобщен складов доклад трябва да може да прави справките за всички или избрани складове на дадена фирма.</text:p>
      <text:p text:style-name="P1"/>
      <text:p text:style-name="P1"/>
      <text:h text:style-name="Heading_20_3" text:outline-level="3">Clients Turnover Reports</text:h>
      <text:p text:style-name="P1">Покупките (количества и суми) на даден клиент трябва да може да се прави справка по един или комбинация от следните показатели/критерии:</text:p>
      <text:list text:style-name="L14">
        <text:list-item>
          <text:p text:style-name="P45">за период от време;</text:p>
        </text:list-item>
        <text:list-item>
          <text:p text:style-name="P45">най-често закупувани стоки;</text:p>
        </text:list-item>
        <text:list-item>
          <text:p text:style-name="P45">подредба на клиенти по финансови обороти независимо от кой клон са пазарували;</text:p>
        </text:list-item>
        <text:list-item>
          <text:p text:style-name="P45">подредба на клиенти по финансови обороти подредени по клоновете от които са пазарували;</text:p>
        </text:list-item>
      </text:list>
      <text:p text:style-name="P1"><text:soft-page-break/></text:p>
      <text:p text:style-name="P1"/>
      <text:h text:style-name="Heading_20_3" text:outline-level="3">Branches Turnover Reports</text:h>
      <text:p text:style-name="P1">За всеки клон трябва да може да се прави справка по един или комбинация от следните показатели/критерии:</text:p>
      <text:list text:style-name="L14">
        <text:list-item text:start-value="1">
          <text:p text:style-name="P45">за период от време – дневна, седмична, месечна, зададен от/до период;</text:p>
        </text:list-item>
        <text:list-item>
          <text:p text:style-name="P45">най-често продавани стоки;</text:p>
        </text:list-item>
        <text:list-item>
          <text:p text:style-name="P45">подредба на клонове по финансови обороти;</text:p>
        </text:list-item>
        <text:list-item>
          <text:p text:style-name="P45">търговец с най-голям оборот;</text:p>
        </text:list-item>
      </text:list>
      <text:p text:style-name="P1">Групирането да става по клон, категория продукти, продукти, търговец, парични суми</text:p>
      <text:p text:style-name="P1"/>
      <text:h text:style-name="Heading_20_3" text:outline-level="3">Annual Report</text:h>
      <text:p text:style-name="P1">В по-голямата си част годишните доклади съвпадат с другите доклади, но като допълнение трябва да може да се правят следните справки:</text:p>
      <text:list text:style-name="L15">
        <text:list-item>
          <text:p text:style-name="P46">най-продавани стоки за определен период от време;</text:p>
        </text:list-item>
        <text:list-item>
          <text:p text:style-name="P46">най-продавани стоки за определен период от време, групирани по периоди, където периодите могат да бъдат месеци, тримесечия, полугодие и години;</text:p>
        </text:list-item>
        <text:list-item>
          <text:p text:style-name="P46">продажби (парични обороти) за определен период от време, групирани по периоди, където периодите могат да бъдат месеци, тримесечия, полугодие и години;</text:p>
        </text:list-item>
      </text:list>
      <text:p text:style-name="P1"/>
      <text:p text:style-name="P1"/>
      <text:h text:style-name="Heading_20_3" text:outline-level="3">Unpaid Merchandise Reports</text:h>
      <text:p text:style-name="P1">Доклад за неплатена стока получена чрез фактура, проформа фактура или оферта направен по следните показатели/критерии:</text:p>
      <text:list text:style-name="L16">
        <text:list-item>
          <text:p text:style-name="P47">изобщо или за определен период от време;</text:p>
        </text:list-item>
        <text:list-item>
          <text:p text:style-name="P47">за един, избрани или всички клонове групирана по клон, клиенти, сделка (фактура, проформа, оферта). Неплатените суми да са сумирани по клонове, клиенти и сделки;</text:p>
        </text:list-item>
      </text:list>
      <text:p text:style-name="P1"/>
      <text:h text:style-name="P30" text:outline-level="3">Paid Reports</text:h>
      <text:p text:style-name="P1">Доклада за плащанията трябва да показва кой клиент кога и какво е платил. Как го е платил (в брой или по банка). Кога е трябвало да го плати.</text:p>
      <text:p text:style-name="P1"/>
      <text:h text:style-name="Heading_20_3" text:outline-level="3">Delivery Certificates Reports</text:h>
      <text:p text:style-name="P1">Този доклад включва продуктовите количества от всички ППП за зададен период от време и зададени клонове или всички клонове. Резултатите се групират по продуктови категории, продукти, клонове. За тази справка се иска да може да се експортва в Excel за да могат да се правят допълнителни манипулации като завишаване на получените количества с проценти и т.н. </text:p>
      <text:p text:style-name="P1"/>
      <text:p text:style-name="P1"/>
      <text:h text:style-name="Heading_20_3" text:outline-level="3"><text:soft-page-break/>Purchase Orders Reports</text:h>
      <text:p text:style-name="P1">Докладите за заявки към доставчици трябва да могат да бъдат направени по един или комбинация от следните показатели/критерии:</text:p>
      <text:list text:style-name="L17">
        <text:list-item>
          <text:p text:style-name="P48">за период от време;</text:p>
        </text:list-item>
        <text:list-item>
          <text:p text:style-name="P48">по доставчик;</text:p>
        </text:list-item>
        <text:list-item>
          <text:p text:style-name="P48">по продукт(и);</text:p>
        </text:list-item>
        <text:list-item>
          <text:p text:style-name="P48">номер на поръчка;</text:p>
        </text:list-item>
        <text:list-item>
          <text:p text:style-name="P48">недоставени и очаквани количества;</text:p>
        </text:list-item>
        <text:list-item>
          <text:p text:style-name="P48">недоставени и отказани количества;</text:p>
        </text:list-item>
        <text:list-item>
          <text:p text:style-name="P48">Тъй като поръчките се изпълняват от нашите доставчици на части, а не на веднъж трябва да може да се прави справка за период от време по кои поръчки какви количесва сме получили и какво остава да се получи.</text:p>
        </text:list-item>
      </text:list>
      <text:p text:style-name="P1"/>
      <text:p text:style-name="P1"/>
      <text:p text:style-name="P1"/>
      <text:p text:style-name="P1">Търсене по номер на поръчка на клиент и име(втори ключ за търсене).</text:p>
      <text:p text:style-name="P1"/>
      <text:p text:style-name="P1"/>
      <text:p text:style-name="P1"/>
      <text:p text:style-name="P1">UserSelectAlgorithm</text:p>
      <text:p text:style-name="P1">ObligatoryUserSigleSelectAlgorithm</text:p>
      <text:p text:style-name="P1">ObligatoryUserMultipleSelectAlgorithm</text:p>
      <text:p text:style-name="P1">UnconditionalIncludeAlgorithm</text:p>
      <text:p text:style-name="P1">NumericSpanSelectAlgorithm</text:p>
      <text:p text:style-name="P1">Concur</text:p>
      <text:p text:style-name="P1"/>
      <text:p text:style-name="P1">Съществуват предварително зададени схеми за асемблиране, наречени Първични алгоритми.</text:p>
      <text:p text:style-name="P1">Всички първични алгоритми наследяват абстрактния клас AbstractAlgorithm.</text:p>
      <text:p text:style-name="P1">Основните методи в класа са:</text:p>
      <text:p text:style-name="P1">? void loadProductAlgorithms...</text:p>
      <text:p text:style-name="P1">Като параметър на метода се подава идентификатора на комплекта, който</text:p>
      <text:p text:style-name="P1">ще бъде асемблиран. Попълва се колекция със съответните елементи,</text:p>
      <text:p text:style-name="P1">участващи в образуването на комплекта.</text:p>
      <text:p text:style-name="P1">? abstract колекция processProductAlgorithms ...</text:p>
      <text:p text:style-name="P1">Методът е абстрактен и се пренаписва във всеки наследник. Като входен</text:p>
      <text:p text:style-name="P1">параметър се подава колекция от елементите, които трябва да бъдат</text:p>
      <text:p text:style-name="P1">обработени по някакъв начин (това са елементите, участващи в образуването</text:p>
      <text:p text:style-name="P1">на комплекта).</text:p>
      <text:p text:style-name="P1">Видове алгоритми:</text:p>
      <text:p text:style-name="P1"/>
      <text:p text:style-name="P1">1. Избор от списък (<text:span text:style-name="T2">UserSelectAlgorithm</text:span>) – изборът се прави на базата на списък</text:p>
      <text:p text:style-name="P1">с генерирани възможни елементи (детайли или продукти) и потребителят</text:p>
      <text:p text:style-name="P1">трябва да определи, кои от тях ще бъдат включени в окомплектовката.</text:p>
      <text:p text:style-name="P1">Алгоритъмът има 3 разновидности:</text:p>
      <text:p text:style-name="P1">? Избор на 0 или повече редове, т.е. не е задължително да бъде избрана</text:p>
      <text:p text:style-name="P1">някаква възможност, както не е задължително да бъде само една.</text:p>
      <text:p text:style-name="P1">? Избор на задължително една от възможностите, т.е. трябва да бъде</text:p>
      <text:p text:style-name="P1">избрана точно една от изброените възможности</text:p>
      <text:p text:style-name="P1"><text:soft-page-break/>(<text:span text:style-name="T2">ObligatoryUserSigleSelectAlgorithm</text:span>)</text:p>
      <text:p text:style-name="P1">? Избор на възможности, като техният брой е зададен в някакъв</text:p>
      <text:p text:style-name="P1">интервал [min, max]. (ObligatoryUserMultipleSelectAlgorithm)</text:p>
      <text:p text:style-name="P1">Например: Изберете от 2 до 4 възможности от... следните...</text:p>
      <text:p text:style-name="P1">UserSelectAlgorithm extends AbstractAlgorithm</text:p>
      <text:p text:style-name="P1">? Метода processProductAlgorithms описва конкретния начин на обработване на</text:p>
      <text:p text:style-name="P1">елементите. Първо потребителят трябва да направи избор из списък от</text:p>
      <text:p text:style-name="P1">възможности, след което обработката на елементите продължава. От</text:p>
      <text:p text:style-name="P1">подадената като параметър колекция productAlgorithms се изтриват</text:p>
      <text:p text:style-name="P1">елементите, които не са избрани от потребителя.</text:p>
      <text:p text:style-name="P1">? Въвежда се горна граница на броя на елементите, които алгоритъма може да</text:p>
      <text:p text:style-name="P1">обработи (getMaxSelectionLength). Трябва също да се определи и най-малко</text:p>
      <text:p text:style-name="P1">колко възможности трябва да избере потребителя, преди да може да</text:p>
      <text:p text:style-name="P1">продължи (getMinSelectionLength).</text:p>
      <text:p text:style-name="P1"><text:span text:style-name="T2">ObligatoryMultipleUserSelect</text:span> Algorithm extends UserSelectAlgorithm</text:p>
      <text:p text:style-name="P1">? Определя се, че трябва да бъде избран поне един елемент (пренаписва се</text:p>
      <text:p text:style-name="P1">метода getMinSelectionLength()), като ограничение отгоре не се прави, т.е.</text:p>
      <text:p text:style-name="P1">могат да бъдат избрани всички възможни елементи.</text:p>
      <text:p text:style-name="P1">ObligatoryUserSingleSelectAlgorithm extends ObligatoryMultipleUserSelect</text:p>
      <text:p text:style-name="P1">? в getMaxSelectionLength() се определя, че трябва бъде избран точно един</text:p>
      <text:p text:style-name="P1">елемент</text:p>
      <text:p text:style-name="P1">? в public ListSelectionModel getSelectionМodel() се определя, че може да се може</text:p>
      <text:p text:style-name="P1">да бъде избиран един единствен ред от списъка</text:p>
      <text:p text:style-name="P1"/>
      <text:p text:style-name="P1">2. Безусловно включване на елементи – безусловно включва всички елементи в</text:p>
      <text:p text:style-name="P1">окомплектовката, без ограничения.</text:p>
      <text:p text:style-name="P1"><text:span text:style-name="T2">UnconditionalIncludeAlgorithm</text:span> extends AbstractAlgorithm</text:p>
      <text:p text:style-name="P1">в метода processProductAlgorithms се връща цялата колекция, без да се обработва</text:p>
      <text:p text:style-name="P1"/>
      <text:p text:style-name="P1">3. Алгоритъм за избор, в зависимост от някаква граница (Избор на число от</text:p>
      <text:p text:style-name="P1">диапазон).</text:p>
      <text:p text:style-name="P1"><text:span text:style-name="T2">NumericSpanSelectAlgorithm</text:span> extends AbstractAlgorithm</text:p>
      <text:p text:style-name="P1">Алгоритъмът има следния смисъл:</text:p>
      <text:p text:style-name="P1">Ако бъде намерена една единствена стойност, тя се включва в окомплектовката</text:p>
      <text:p text:style-name="P1">автоматично, без запитване или предупреждение.</text:p>
      <text:p text:style-name="P1">Ако не бъде намерена стойност, която да удовлетворява условията, то на</text:p>
      <text:p text:style-name="P1">потребителят ще да бъде дадена възможност да избере измежду всички</text:p>
      <text:p text:style-name="P1">възможности, с които е правено сравнението.</text:p>
      <text:p text:style-name="P1">Ако бъде намерен списък от възможности, които да удовлетворяват условието,</text:p>
      <text:p text:style-name="P1">то отново потребителя има възможността да избере измежду тях.</text:p>
      <text:p text:style-name="P1">Алгорътъм за избор в зависимост от някаква граница е например проверката по</text:p>
      <text:p text:style-name="P1">широчина или височина.</text:p>
      <text:p text:style-name="P1">Когато искаме да комбинираме едновременно проверка по височина и широчина, е</text:p>
      <text:p text:style-name="P1">добре проверката да става на два паса.</text:p>
      <text:p text:style-name="P1">Първо да се осъществи проверката по височина например. Намира се съответния</text:p>
      <text:p text:style-name="P1">интервал или група от интервали, в които попада съответната стойност.</text:p>
      <text:p text:style-name="P1">Следва проверката в широчина.</text:p>
      <text:p text:style-name="P1">Ако при първата проверка не са намерени съвпадения, се предоставя пълния</text:p>
      <text:p text:style-name="P1">списък с възможности за избор. След като вече е направен избор за височината,</text:p>
      <text:p text:style-name="P1"><text:soft-page-break/>се преминава към проверка на широчината.</text:p>
      <text:p text:style-name="P1"/>
      <text:p text:style-name="P1">4. Алгоритъм по съвпадение.</text:p>
      <text:p text:style-name="P1">При този алгоритъм имаме точно фиксирани варианти за избор.</text:p>
      <text:p text:style-name="P1">Ако клиентското изискване не съвпада с никоя от възможностите, то се появява</text:p>
      <text:p text:style-name="P1">списък с всички възможности и потребителят трябва да избере една от тях.</text:p>
      <text:p text:style-name="P1">Ако е намерено съвпадение, то се включва автоматично в окомплектовката без</text:p>
      <text:p text:style-name="P1">да има съобщение.</text:p>
      <text:p text:style-name="P1">Например: Избор на ориентация, ориентацията може да бъде лява или дясна...</text:p>
      <text:p text:style-name="P1">Всеки описан комплект може да се възприема като окомплектовъчен</text:p>
      <text:p text:style-name="P1">алгоритъм, потребителски дефиниран, създаден на базата на предварително</text:p>
      <text:p text:style-name="P1">зададените Първични алгоритми.</text:p>
      <text:p text:style-name="P1">В дадена Оферта могат да бъдат включени както отделни детайли и</text:p>
      <text:p text:style-name="P1">продукти, така и комплекти. За всеки от комплектите трябва да се</text:p>
      <text:p text:style-name="P1">съхранява информация за използвания окомплектовъчен алгоритъм и за</text:p>
      <text:p text:style-name="P1">отговорите, които са генерирани повреме на тази комплектовка. Отговорите</text:p>
      <text:p text:style-name="P1">могат да бъдат както автоматично генерирани от алгоритъма, така и</text:p>
      <text:p text:style-name="P1">получени в резултат на запитване към потребителя.</text:p>
      <text:p text:style-name="P1">Обработката на алгоритмите трябва да се реализира независимо от графичния</text:p>
      <text:p text:style-name="P1">интерфейс, чрез генериране на определени събития. Очаква се те да върнат</text:p>
      <text:p text:style-name="P1">някакъв резултат след обработка.</text:p>
      <text:p text:style-name="P1"/>
      <text:p text:style-name="P1"/>
      <text:p text:style-name="P1"/>
      <text:p text:style-name="P1"/>
      <text:p text:style-name="P1"/>
      <text:p text:style-name="P1">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text:p>
      <text:p text:style-name="P1"/>
      <text:p text:style-name="P1"/>
      <text:p text:style-name="Standard">3.Към статуса на поръчката или на друго място да се оказва дали е платена или не. По подразбиране за клиентите, които ползват разсрочено плащане да се дефинира срок за плащане като за конкретните поръчки да може да се променя. </text:p>
      <text:p text:style-name="Standard">4.Възможност за запазване на количества стоки преди реалното им получаване в склада.</text:p>
      <text:p text:style-name="Standard">5.Статус затворен да преизчислява автоматично поръчката и след това да не може да се сменя статуса.</text:p>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7.Отсъпката да се дефинира за клиентите по о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Standard">9.Да се направ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text:soft-page-break/>х грама, метра броя и т.н.)</text:p>
      <text:p text:style-name="Standard">10.При окомплектовката да се премахне Alternativ Shliessplate.</text:p>
      <text:p text:style-name="Standard">11.ППП по които се додават количества да се номерират автоматично т.е. когато не може да се изпълни една поръчка наведнъж се прави втори ППП и той да се наминеова различно от първия автоматично(ако се прави export в Excel или 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Към статуса на поръчката или на друго място да се оказва дали е платена или не...</text:p>
      <text:p text:style-name="Standard">Въвежда се нов статус за плащане.., когато продуктите по офертата са изпратени и се очаква плащането....</text:p>
      <text:p text:style-name="Standard">Статус Изпълнена – когато всичко по поръчката е издадено и тя е платена.</text:p>
      <text:p text:style-name="Standard">(Статусите ще бъдат обмислени обстойно, с цел преминаването от един статус в друг да става автоматично)</text:p>
      <text:p text:style-name="Standard"/>
      <text:p text:style-name="Standard">По подразбиране за клиентите, които ползват разсрочено плащане да се дефинира срок за плащане като за конкретните поръчки да може да се променя...</text:p>
      <text:p text:style-name="Standard">1.Това дали клиентите ползват разсрочено плащане трябва да се описва в данните по подразбиране за съответния клиент или?</text:p>
      <text:p text:style-name="Standard">2.Към офертата трябва да се добавят полета за разсрочено плащане...</text:p>
      <text:p text:style-name="Standard">Внесена сума до момента... (Поле, в което да се натрупват вноските...)</text:p>
      <text:p text:style-name="Standard"/>
      <text:p text:style-name="Standard">Да има Меню, в което да могат да се проследяват направените вноски...</text:p>
      <text:p text:style-name="Standard">Таблица, в която да се отбелязват внесените до момента суми...</text:p>
      <text:p text:style-name="Standard">По банков път... След потвърждаване на вноската</text:p>
      <text:p text:style-name="Standard"/>
      <text:p text:style-name="Standard">Служител...</text:p>
      <text:p text:style-name="Standard">Дата на потвърждаване..</text:p>
      <text:p text:style-name="Standard">Начин на плащане (в брой <text:s/>или по банков път)</text:p>
      <text:p text:style-name="Standard">Сума...</text:p>
      <text:p text:style-name="Standard">Някаква специфична банкова информация, с помощта на коятo е проследен превода...</text:p>
      <text:p text:style-name="Standard">Приходен касов ордер – номер, от дата....</text:p>
      <text:p text:style-name="Standard">Платежно нареждане – референтен номер,от дата..</text:p>
      <text:p text:style-name="Standard"/>
      <text:p text:style-name="Standard">Да се визуализира оставащата сума за изплащане...</text:p>
      <text:p text:style-name="Standard"><text:s text:c="4"/></text:p>
      <text:p text:style-name="Standard"/>
      <text:p text:style-name="Standard">5. Статус затворен да преизчислява автоматично поръчката и след това да не може да се сменя статуса.</text:p>
      <text:p text:style-name="Standard"><text:tab/>Да – за автоматичното преизчисляване на офертата.</text:p>
      <text:p text:style-name="Standard"><text:tab/></text:p>
      <text:p text:style-name="Standard"/>
      <text:p text:style-name="Standard"><text:soft-page-break/>4. ???? Възможност за запазване на количества стоки преди реалното им получаване в склада.</text:p>
      <text:p text:style-name="Standard"><text:tab/>Ако наличното + очакваното – запазено &gt; минималното.. да може да се попълва колоната запазено количество към Каталожните номера.</text:p>
      <text:p text:style-name="Standard"/>
      <text:p text:style-name="Standard">Във формата каталожни номера към заявка, полето запазено количество да може да се редактира, като обаче има по-специално значение. Това количество от даден продукт, което е отбелязано като запазено в дадената заявка не се добавя веднага към съответното запазено количество в склада. При потвърждаването на заявката, то остава записано единствено в таблицата с каталожни номера. Едва след като статусът на заявката бъде сменен на изпратен, запазеното количество реално се прехвърля в склада, към колоната запазено количество на съответния елемент. </text:p>
      <text:p text:style-name="Standard">Идеята е да се запази дадено количество за съответния клиент и да няма възможност да се ползва при офертите към друг. </text:p>
      <text:p text:style-name="Standard">Трябва да се поддържа следа за клиента и съответното запазено количество.</text:p>
      <text:p text:style-name="Standard">....</text:p>
      <text:p text:style-name="Standard">Ако в заявката не се ползват продуктите от дадена оферта, ако се добави бутон запази количество към съответния продукт.... във формата освен поле, в което да се отбелязва запазеното количество, да има и поле за клиент...</text:p>
      <text:p text:style-name="Standard">Бутонът да бъде активен едва след като статуса на заявката се промени на изпратен. </text:p>
      <text:p text:style-name="Standard"/>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 Какво точно се има в предвид?! ..............</text:p>
      <text:p text:style-name="Standard">В старата програма не се прави ограничение на елементите, след като е избрана ориентация. Да се провери дали е така?</text:p>
      <text:p text:style-name="Standard">Това ще се изчисти, след като бъдат реализирани алгоритмите....</text:p>
      <text:p text:style-name="Standard"/>
      <text:p text:style-name="Standard">7.Отсъпката да се дефинира за клиентите по от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Какво точно представлява програмната група?</text:p>
      <text:p text:style-name="Standard"/>
      <text:p text:style-name="Standard">Различни програмни групи например са плодове, компютри и дограма. Всеки продукт или детайл принадлежат на определена програмна група. За всяка програмна група, може да се определи съответна отстъпка. </text:p>
      <text:p text:style-name="Standard"/>
      <text:p text:style-name="Standard">Към всяка програмна група има колекция от членове (т.е. всички продукти, спадащи към една група отстъпки) и отстъпка за съответната група.</text:p>
      <text:p text:style-name="Standard"/>
      <text:p text:style-name="Standard">(Продуктови гами в описанието на Office Manager – а) </text:p>
      <text:p text:style-name="Standard"/>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 </text:p>
      <text:p text:style-name="Standard">Може при дефинирането на продукт да се постави един бутон за отметка... пред полето за въвеждане на каталожния номер. Ако се сложи отметка в него, в полето за <text:s/>маската да бъде без -. В противен случай, ако няма отметка се използва маската по подразбиране.</text:p>
      <text:p text:style-name="Standard"><text:soft-page-break/>Искаме маската да бъде активна само за отделни доставчици на продукта. Т.е. връзката между продукти и доставчици е много към много.. Да има таблица описваща тази връзка, в която да се отбелязва и дали да се използва маската по подразбиране. Всички те присъстват в склада..........</text:p>
      <text:p text:style-name="Standard">9.Да се направя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Ще бъдат въведени мерни единици, като във формата за въвеждане на нов продукт, след Количество в опаковка от падащо меню се избира и мерната единица. Какви точно мерни единици да бъдат включени?</text:p>
      <text:p text:style-name="Standard"/>
      <text:p text:style-name="Standard">10. При окомплектовката да се премахне Alternativ Shliessplate.</text:p>
      <text:p text:style-name="Standard">Да се премахне само като възможност за избор на Тип профил при Продукт към Оферта или да се премахне и от Данни по подразбиране и от формата за Профили, къде се попълват и каталожни номера към <text:s/>Alternativ Shliessplate.</text:p>
      <text:p text:style-name="Standard"/>
      <text:p text:style-name="Standard">11. ППП, по които се додават количества да се номерират автоматично т.е. когато не може да се изпълни една поръчка наведнъж се прави втори ППП и той да се наименова различно от първия автоматично(ако се прави export в Excel или Word). </text:p>
      <text:p text:style-name="Standard">При записването на всеки ППП в базата, за него се генерира автоматично различен пореден номер. </text:p>
      <text:p text:style-name="Standard"/>
      <text:p text:style-name="Standard">12. Справки</text:p>
      <text:p text:style-name="Standard">Да се уточни съдържанието на всяка една справка.</text:p>
      <text:p text:style-name="Standard"/>
      <text:p text:style-name="Standard">Оборот на Клиенти за период време</text:p>
      <text:p text:style-name="Standard">Информацията, която ще съдържа справката да бъде групирана по клиенти, като за всеки клиент се описват неговите поръчки (оферта No, цена , дата...)</text:p>
      <text:p text:style-name="Standard">Включват се само офертите със статус различен от отворен (Дали е така?!)</text:p>
      <text:p text:style-name="Standard">Оборот на клон на Алустайл за период</text:p>
      <text:p text:style-name="Standard">Годишен оборот като се групират оборотите по клонове и фирми (това може би е частен случай на предишния) като има детайлна информация за това кой клиент какъв оборот има за периода.</text:p>
      <text:p text:style-name="Standard">Списък с неплатени поръчки за период от време и групиране по клиенти и клонове т.е. неплатените поръчи за периода са с тотал Х и от тях за клон Пловдив са с тотал У и тотали за клиентите на клон Пловдив и т.н. за всички клонове в това число и клон София.</text:p>
      <text:p text:style-name="Standard">Списък обощен, включващ всички ППП за период от време т.е. за даден период всички продажби да се сумират и да се получат тотали(суми) за всички каталожни номера за предиода и разбивка и съответно групиране за клонове. Трябва да може да се завишават тоталите с %. Например може да има възможност за еxport в Excel <text:s/>и там да се правят манипулации.</text:p>
      <text:p text:style-name="Standard">Търсене по номер на поръчка към доствачик</text:p>
      <text:p text:style-name="Standard">Търсене по номер на поръчка на клиент и име(втори ключ за търсене).</text:p>
      <text:p text:style-name="Standard">Справка за израходвани количества от каталожни номера за период(повече от един)</text:p>
      <text:p text:style-name="Standard">Справка за доставки от доставчик за каталожни номера за период от време (повече от един)</text:p>
      <text:p text:style-name="Standard">Справка за реализиран оборот на клоновете и обща. Като има информация за реализиран оборот от който платените поръчки са с тотал дължимите поръчки са с тотал и стока на склад с тотал за всички клонове и общ за Алустайл ООД.</text:p>
      <text:p text:style-name="Standard">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 (Статистика)</text:p>
      <text:p text:style-name="Standard">Тъй като поръчките се изпълняват от нашите доставчици на части, а не на веднъж трябва да <text:soft-page-break/>може да се прави справка за период от време по кои поъчки какви количесва сме получили.</text:p>
      <text:p text:style-name="Standard"/>
      <text:p text:style-name="Standard">Справка дневен оборот...</text:p>
      <text:p text:style-name="Standard">Справка за получени и продадени клоничества от всяка стока...</text:p>
      <text:p text:style-name="Standard">Справка за плащаният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8">
        <text:list-item>
          <text:p text:style-name="P49">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49">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49">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49">Цена по себестойност – това е цената в която към покупната цена се добавят всички разходи като транспорт, мита, данъци и т.н.</text:p>
        </text:list-item>
        <text:list-item>
          <text:p text:style-name="P49">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4">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1-18T09:17:06</meta:creation-date>
    <dc:creator>Bozhidar Bozhanov</dc:creator>
    <dc:date>2008-04-21T20:27:34</dc:date>
    <meta:editing-cycles>1815</meta:editing-cycles>
    <meta:editing-duration>P5DT1H17M23S</meta:editing-duration>
    <meta:user-defined meta:name="Info 1"/>
    <meta:user-defined meta:name="Info 2"/>
    <meta:user-defined meta:name="Info 3"/>
    <meta:user-defined meta:name="Info 4"/>
    <meta:document-statistic meta:table-count="43" meta:image-count="0" meta:object-count="0" meta:page-count="61" meta:paragraph-count="2186" meta:word-count="14583" meta:character-count="93083"/>
  </office:meta>
</office:document-meta>
</file>